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rect draw:style-name="gr1" draw:text-style-name="P1" xml:id="id1" draw:id="id1" draw:layer="layout" svg:width="3.7cm" svg:height="1.7cm" svg:x="2.5cm" svg:y="2.2cm">
          <text:p text:style-name="P1">Start </text:p>
        </draw:rect>
        <draw:rect draw:style-name="gr1" draw:text-style-name="P1" xml:id="id2" draw:id="id2" draw:layer="layout" svg:width="4cm" svg:height="1.2cm" svg:x="3.8cm" svg:y="7.1cm">
          <text:p text:style-name="P1">Kwadrat = 0</text:p>
        </draw:rect>
        <draw:rect draw:style-name="gr1" draw:text-style-name="P1" xml:id="id3" draw:id="id3" draw:layer="layout" svg:width="4.7cm" svg:height="0.644cm" draw:transform="skewX (0.773529924483741) translate (4.029cm 11.056cm)">
          <text:p text:style-name="P1">Pobierz x</text:p>
        </draw:rect>
        <draw:rect draw:style-name="gr1" draw:text-style-name="P1" draw:layer="layout" svg:width="5.5cm" svg:height="3.8cm" svg:x="13.4cm" svg:y="1.5cm">
          <text:p text:style-name="P1">Program podaje kwadraty liczby w zakresie od 1 do 10 liczby podanej przez uzytkownika</text:p>
        </draw:rect>
        <draw:custom-shape draw:style-name="gr2" draw:text-style-name="P1" xml:id="id5" draw:id="id5" draw:layer="layout" svg:width="2.5cm" svg:height="3.1cm" svg:x="4.3cm" svg:y="15.4cm">
          <text:p text:style-name="P1">Liczba pętli &lt; x +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6" draw:id="id6" draw:layer="layout" svg:width="3.5cm" svg:height="2.8cm" svg:x="14cm" svg:y="21.1cm">
          <text:p text:style-name="P1">Kwadrat = x*x</text:p>
        </draw:rect>
        <draw:rect draw:style-name="gr1" draw:text-style-name="P1" xml:id="id4" draw:id="id4" draw:layer="layout" svg:width="5.3cm" svg:height="0.412cm" draw:transform="skewX (1.09571770440183) translate (13.201cm 18.288cm)">
          <text:p text:style-name="P1">Drukuj kwadrat</text:p>
        </draw:rect>
        <draw:rect draw:style-name="gr1" draw:text-style-name="P1" xml:id="id7" draw:id="id7" draw:layer="layout" svg:width="4.5cm" svg:height="1.6cm" svg:x="3.7cm" svg:y="24.2cm">
          <text:p text:style-name="P1">koniec</text:p>
        </draw:rect>
        <draw:connector draw:style-name="gr3" draw:text-style-name="P1" draw:layer="layout" svg:x1="4.35cm" svg:y1="3.9cm" svg:x2="3.8cm" svg:y2="7.7cm" draw:start-shape="id1" draw:start-glue-point="2" draw:end-shape="id2" draw:end-glue-point="3" svg:d="M4350 3900v1600h-1051v2200h501">
          <text:p/>
        </draw:connector>
        <draw:connector draw:style-name="gr3" draw:text-style-name="P1" draw:layer="layout" svg:x1="5.8cm" svg:y1="8.3cm" svg:x2="6.379cm" svg:y2="11.056cm" draw:start-shape="id2" draw:start-glue-point="2" draw:end-shape="id3" draw:end-glue-point="0" svg:d="M5800 8300v1378h579v1378">
          <text:p/>
        </draw:connector>
        <draw:connector draw:style-name="gr3" draw:text-style-name="P1" draw:layer="layout" svg:x1="15.851cm" svg:y1="18.288cm" svg:x2="6.8cm" svg:y2="16.95cm" draw:start-shape="id4" draw:start-glue-point="0" draw:end-shape="id5" draw:end-glue-point="7" svg:d="M15851 18288v-1338h-9051">
          <text:p/>
        </draw:connector>
        <draw:connector draw:style-name="gr3" draw:text-style-name="P1" draw:layer="layout" svg:x1="5.55cm" svg:y1="18.5cm" svg:x2="14cm" svg:y2="22.5cm" draw:start-shape="id5" draw:start-glue-point="6" draw:end-shape="id6" draw:end-glue-point="3" svg:d="M5550 18500v4000h8450">
          <text:p/>
        </draw:connector>
        <draw:connector draw:style-name="gr3" draw:text-style-name="P1" draw:layer="layout" svg:x1="15.75cm" svg:y1="21.1cm" svg:x2="15.05cm" svg:y2="18.7cm" draw:start-shape="id6" draw:start-glue-point="0" draw:end-shape="id4" draw:end-glue-point="2" svg:d="M15750 21100v-1129h-700v-1271">
          <text:p/>
        </draw:connector>
        <draw:connector draw:style-name="gr3" draw:text-style-name="P1" draw:layer="layout" svg:x1="4.3cm" svg:y1="16.95cm" svg:x2="3.7cm" svg:y2="25cm" draw:start-shape="id5" draw:start-glue-point="5" draw:end-shape="id7" draw:end-glue-point="3" svg:d="M4300 16950h-1847v8050h1247">
          <text:p/>
        </draw:connector>
        <draw:connector draw:style-name="gr3" draw:text-style-name="P1" draw:layer="layout" svg:x1="5.75cm" svg:y1="11.7cm" svg:x2="5.55cm" svg:y2="15.4cm" draw:start-shape="id3" draw:start-glue-point="2" draw:end-shape="id5" draw:end-glue-point="4" svg:d="M5750 11700v1850h-200v18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ktor malinowski</meta:initial-creator>
    <meta:creation-date>2018-10-03T21:56:26.21</meta:creation-date>
    <dc:date>2018-10-03T22:05:13.40</dc:date>
    <dc:creator>wiktor malinowski</dc:creator>
    <meta:editing-duration>PT8M47S</meta:editing-duration>
    <meta:editing-cycles>1</meta:editing-cycles>
    <meta:document-statistic meta:object-count="15"/>
    <meta:generator>OpenOffice/4.1.4$Win32 OpenOffice.org_project/414m5$Build-9788</meta:generator>
  </office:meta>
</office:document-meta>
</file>